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3904B9750FEE4175.png" manifest:media-type="image/png"/>
  <manifest:file-entry manifest:full-path="Pictures/100002010000015F0000014AC24E86EFBB4B17C5.png" manifest:media-type="image/png"/>
  <manifest:file-entry manifest:full-path="Pictures/100000000000054F000001B925B5F4C103727E67.png" manifest:media-type="image/png"/>
  <manifest:file-entry manifest:full-path="Pictures/100002010000007900000141C4B88D3ED5F0141E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0">$viewModel</text:span><text:span text:style-name="T189"> = Zend_Registry::get(</text:span><text:span text:style-name="T191">'view'</text:span><text:span text:style-name="T189">);</text:span></text:p>
            <text:p text:style-name="P77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7"><text:span text:style-name="T192"/></text:p>
            <text:p text:style-name="P77"><text:span text:style-name="T192"/></text:p>
            <text:list text:style-name="L4">
              <text:list-item>
                <text:p text:style-name="P77"><text:span text:style-name="T187">id</text:span><text:span text:style-name="T195"> : serial / (não nulo, chave única e chave primária)</text:span></text:p>
              </text:list-item>
              <text:list-item>
                <text:p text:style-name="P77"><text:span text:style-name="T187">cpf</text:span><text:span text:style-name="T195"> : text</text:span></text:p>
              </text:list-item>
              <text:list-item>
                <text:p text:style-name="P77"><text:span text:style-name="T187">email</text:span><text:span text:style-name="T195">: text</text:span></text:p>
              </text:list-item>
              <text:list-item>
                <text:p text:style-name="P77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202"><text:s/></text:span><text:span text:style-name="T202"><text:tab/></text:span><text:span text:style-name="T202">$this</text:span><text:span text:style-name="T197">-&gt;_response-&gt;setBody(</text:span><text:span text:style-name="T202">$viewModel</text:span><text:span text:style-name="T197">-&gt;render(</text:span><text:span text:style-name="T203">'default.phtml'</text:span><text:span text:style-name="T197">))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8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2">$this</text:span><text:span text:style-name="T200">-&gt;_response-&gt;setBody(</text:span><text:span text:style-name="T202">$viewModel</text:span><text:span text:style-name="T200">-</text:span><text:span text:style-name="T200">&gt;render(</text:span><text:span text:style-name="T203">'default.phtml'</text:span><text:span text:style-name="T200">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</text:span><text:span text:style-name="T220">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<text:s/></text:span><text:span text:style-name="T200"><text:tab/></text:span><text:span text:style-name="T200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2">Para renderizar a tela de inclusão de novos produtos, precisamos criar um método com o nome incluir:</text:span></text:p>
            <text:p><text:span text:style-name="T222"/></text:p>
            <text:p><text:span text:style-name="T225"><text:s/></text:span><text:span text:style-name="T225"><text:tab/></text:span><text:span text:style-name="T266"><text:tab/></text:span><text:span text:style-name="T266">/* Inclusão de produto */</text:span></text:p>
            <text:p><text:span text:style-name="T241"><text:s/></text:span><text:span text:style-name="T241"><text:tab/></text:span><text:span text:style-name="T241"><text:tab/></text:span><text:span text:style-name="T241">public function</text:span><text:span text:style-name="T224"> incluirAction()</text:span></text:p>
            <text:p><text:span text:style-name="T224"><text:s/></text:span><text:span text:style-name="T224"><text:tab/></text:span><text:span text:style-name="T224">{</text:span></text:p>
            <text:p><text:span text:style-name="T224"><text:s/></text:span><text:span text:style-name="T224"><text:tab/></text:span><text:span text:style-name="T224"><text:tab/></text:span><text:span text:style-name="T267">$viewModel</text:span><text:span text:style-name="T224"> = Zend_Registry::get('view');</text:span></text:p>
            <text:p><text:span text:style-name="T224"/></text:p>
            <text:p><text:span text:style-name="T224"><text:s/></text:span><text:span text:style-name="T224"><text:tab/></text:span><text:span text:style-name="T224"><text:tab/></text:span><text:span text:style-name="T267">$this</text:span><text:span text:style-name="T224">-&gt;_response-&gt;setBody(</text:span><text:span text:style-name="T267">$viewModel</text:span><text:span text:style-name="T224">-&gt;render(</text:span><text:span text:style-name="T240">'default.phtml'</text:span><text:span text:style-name="T224">));</text:span></text:p>
            <text:p><text:span text:style-name="T224">}</text:span></text:p>
            <text:p><text:span text:style-name="T200"/></text:p>
            <text:p><text:span text:style-name="T222">Agora, precisamos criar a visão que é invocada por esse método. Será o arquivo </text:span><text:span text:style-name="T235">incluir.phtml</text:span><text:span text:style-name="T222"> em </text:span><text:span text:style-name="T23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8">Esse formulário irá submeter os dados para o método </text:span><text:span text:style-name="T269">incluirProduto</text:span><text:span text:style-name="T268">, de </text:span><text:span text:style-name="T269">EstoqueController</text:span><text:span text:style-name="T268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C24E86EFBB4B17C5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8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904B9750FEE4175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9:14:24.934647234</dc:date>
    <meta:editing-duration>P1DT8H40M20S</meta:editing-duration>
    <meta:editing-cycles>267</meta:editing-cycles>
    <meta:document-statistic meta:object-count="871"/>
  </office:meta>
</office:document-meta>
</file>